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binden der StanfordCoreNlp-Bibliothek</text:p>
      <text:list xml:id="list544622521" text:style-name="L1">
        <text:list-item>
          <text:p text:style-name="P2">im Ordner <text:span text:style-name="T1">„1_code/cleartk/TextMining/lib/“</text:span><text:span text:style-name="T2"> die Datei </text:span><text:span text:style-name="T1">„stanford-corenlp-3.2.0.jar“ </text:span><text:span text:style-name="T2">zu dem Build-Path des Projektes hinzufügen</text:span></text:p>
        </text:list-item>
        <text:list-item>
          <text:p text:style-name="P2"><text:span text:style-name="T2">Anschließend Rechtsklick auf das </text:span><text:span text:style-name="T1">TextMining</text:span><text:span text:style-name="T2">-Projekt in Eclipse und folgenden Pfad wählen:</text:span><text:span text:style-name="T1"> „Build Path“ </text:span><text:span text:style-name="T2">→ </text:span><text:span text:style-name="T1">„Configure Build Path“</text:span></text:p>
        </text:list-item>
        <text:list-item>
          <text:p text:style-name="P2"><text:span text:style-name="T2">Im Reiter „</text:span><text:span text:style-name="T1">Projects“ </text:span><text:span text:style-name="T2">das Projekt </text:span><text:span text:style-name="T1">„cleartk-stanford-corenlp“</text:span><text:span text:style-name="T2"> add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4-27T15:09:37</meta:creation-date>
    <dc:date>2015-04-27T15:16:37</dc:date>
    <dc:creator>hilde </dc:creator>
    <meta:editing-duration>PT4M32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4" meta:word-count="42" meta:character-count="362" meta:non-whitespace-character-count="327"/>
  </office:meta>
</office:document-meta>
</file>